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rozkoumej svět Podsvětí, a nauč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vládla na ostrově Kopahk mocná čarodějnice Payahandra.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y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 style:data-style-name="N2" text:time-value="19:15:45.376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3-20T19:17:24.313000000</dc:date>
    <meta:editing-duration>PT22H40M7S</meta:editing-duration>
    <meta:editing-cycles>52</meta:editing-cycles>
    <meta:document-statistic meta:table-count="1" meta:cell-count="1531" meta:object-count="0"/>
  </office:meta>
</office:document-meta>
</file>